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3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0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3:list.L23">
            <calcext:condition calcext:apply-style-name="Accent" calcext:value="=b" calcext:base-cell-address="list.L23"/>
          </calcext:conditional-format>
          <calcext:conditional-format calcext:target-range-address="list.B3:list.B169">
            <calcext:condition calcext:apply-style-name="Error" calcext:value="duplicate" calcext:base-cell-address="list.B3"/>
          </calcext:conditional-format>
          <calcext:conditional-format calcext:target-range-address="list.C3:list.C169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8:list.C149" table:on-update-keep-styles="true" table:on-update-keep-size="false"/>
        <table:database-range table:name="__Anonymous_Sheet_DB__0" table:target-range-address="list.B2:list.H1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09:59:00.82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4T10:02:10.755000000</dc:date>
    <meta:editing-duration>P1DT11H47M46S</meta:editing-duration>
    <meta:editing-cycles>508</meta:editing-cycles>
    <meta:document-statistic meta:table-count="1" meta:cell-count="129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